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15">m_currentBulletProperties.m_type = MSOOXML::Utils::ParagraphBulletProperties::NumberType ?</text:p>
      <text:p text:style-name="P15">(目前判断为没有细分级别)</text:p>
      <text:p text:style-name="P15">段落选项中没有“标题1 标题2 ...”??? bug????</text:p>
      <text:p text:style-name="P15">子段落级别显示错误,全部X.X 理论上应该是当前大段落的序号下 点顺序</text:p>
      <text:p text:style-name="P15"/>
      <text:p text:style-name="P15"/>
      <text:p text:style-name="P15"/>
      <text:p text:style-name="P15"/>
      <text:p text:style-name="P15"/>
      <text:p text:style-name="P15"/>
      <text:p text:style-name="P15">20210727 修改 下面,解决段落级别问题</text:p>
      <text:p text:style-name="P15">KoFilter::ConversionStatus DocxXmlDocumentReader::read_p()</text:p>
      <text:p text:style-name="P15">//for (int i = 0; i &lt; m_currentListLevel; ++i)</text:p>
      <text:p text:style-name="P15">//{</text:p>
      <text:p text:style-name="P15">// <text:s text:c="3"/>body-&gt;startElement("text:list");</text:p>
      <text:p text:style-name="P15">// <text:s text:c="3"/>body-&gt;startElement("text:list-item");</text:p>
      <text:p text:style-name="P15">//}</text:p>
      <text:p text:style-name="P15"/>
      <text:p text:style-name="P15">//for (int i = 0; i &lt;= m_currentListLevel+1; ++i)</text:p>
      <text:p text:style-name="P15">//{</text:p>
      <text:p text:style-name="P15">// <text:s text:c="3"/>body-&gt;endElement(); //text:list-item</text:p>
      <text:p text:style-name="P15">// <text:s text:c="3"/>body-&gt;endElement(); //text:list</text:p>
      <text:p text:style-name="P15">//}</text:p>
      <text:p text:style-name="P1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46</meta:editing-cycles>
    <dc:date>2021-07-27T21:35:08</dc:date>
    <meta:creation-date>2008-08-22T11:41:04</meta:creation-date>
  </office:meta>
</office:document-meta>
</file>